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4f6" officeooo:paragraph-rsid="001de4f6"/>
    </style:style>
    <style:style style:name="P2" style:family="paragraph" style:parent-style-name="Standard" style:list-style-name="L1">
      <style:text-properties officeooo:rsid="001de4f6" officeooo:paragraph-rsid="001de4f6"/>
    </style:style>
    <style:style style:name="P3" style:family="paragraph" style:parent-style-name="Standard" style:list-style-name="L1">
      <style:text-properties officeooo:rsid="001f50f8" officeooo:paragraph-rsid="001f5c57"/>
    </style:style>
    <style:style style:name="P4" style:family="paragraph" style:parent-style-name="Standard" style:list-style-name="L1">
      <style:text-properties officeooo:rsid="00209900" officeooo:paragraph-rsid="00209900"/>
    </style:style>
    <style:style style:name="P5" style:family="paragraph" style:parent-style-name="Standard">
      <style:text-properties officeooo:rsid="00209900" officeooo:paragraph-rsid="00209900"/>
    </style:style>
    <style:style style:name="P6" style:family="paragraph" style:parent-style-name="Standard" style:list-style-name="L1">
      <style:text-properties officeooo:rsid="0020ce8e" officeooo:paragraph-rsid="0020ce8e"/>
    </style:style>
    <style:style style:name="P7" style:family="paragraph" style:parent-style-name="Standard">
      <style:text-properties officeooo:rsid="0020ce8e" officeooo:paragraph-rsid="0020ce8e"/>
    </style:style>
    <style:style style:name="P8" style:family="paragraph" style:parent-style-name="Standard" style:list-style-name="L1">
      <style:text-properties officeooo:rsid="0020cf1c" officeooo:paragraph-rsid="0020cf1c"/>
    </style:style>
    <style:style style:name="P9" style:family="paragraph" style:parent-style-name="Standard" style:list-style-name="L1">
      <style:text-properties officeooo:rsid="0022a8ec" officeooo:paragraph-rsid="0022a8ec"/>
    </style:style>
    <style:style style:name="T1" style:family="text">
      <style:text-properties officeooo:rsid="001f50f8"/>
    </style:style>
    <style:style style:name="T2" style:family="text">
      <style:text-properties officeooo:rsid="001f5c57"/>
    </style:style>
    <style:style style:name="T3" style:family="text">
      <style:text-properties officeooo:rsid="0020ce8e"/>
    </style:style>
    <style:style style:name="T4" style:family="text">
      <style:text-properties officeooo:rsid="0020cf1c"/>
    </style:style>
    <style:style style:name="T5" style:family="text">
      <style:text-properties officeooo:rsid="0022a8ec"/>
    </style:style>
    <style:style style:name="T6" style:family="text">
      <style:text-properties officeooo:rsid="002411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mbly Instructions: <text:span text:style-name="T2">Manawa Ora Ventilator </text:span></text:p>
      <text:p text:style-name="P1"/>
      <text:list xml:id="list1397719918" text:style-name="L1">
        <text:list-header>
          <text:p text:style-name="P2">Please Refer to <text:span text:style-name="T3">drawings</text:span> MO-GA001, MO-PID-001, <text:span text:style-name="T3">MO-E-001, MO-E-002 </text:span>for assembly detail. <text:span text:style-name="T5">Steps below outline an overview of the assembly process.</text:span></text:p>
          <text:p text:style-name="P2"/>
        </text:list-header>
        <text:list-item>
          <text:p text:style-name="P2"><text:span text:style-name="T2">A</text:span>ssemble <text:span text:style-name="T2">pipe fittings and solenoid valves for</text:span> insp<text:span text:style-name="T1">iratory</text:span> line as per MO-GA001. <text:span text:style-name="T2">Take care to ensure thread tape is used on all male threads. Tighten fittings hand tight and then a further 3/4 turn or more using a spanner. </text:span></text:p>
          <text:p text:style-name="P2"/>
        </text:list-item>
        <text:list-item>
          <text:p text:style-name="P3">Assemble <text:span text:style-name="T2">pipe fittings and solenoid valve for </text:span>expiratory line as per MO-GA001. <text:span text:style-name="T2">Take care to ensure thread tape is used on all male threads. Tighten fittings hand tight and then a further 3/4 turn or more using a spanner.</text:span></text:p>
          <text:p text:style-name="P3"/>
        </text:list-item>
        <text:list-item>
          <text:p text:style-name="P4">Lower expiratory line into housing. Mount tank fittings onto housing and expiratory line as per MO-GA001.</text:p>
          <text:p text:style-name="P4"/>
        </text:list-item>
        <text:list-item>
          <text:p text:style-name="P4">Lower inspiratory line into housing. Mount Tank fittings onto housing and inspiratory line as per MO-GA001.</text:p>
          <text:p text:style-name="P4"/>
        </text:list-item>
        <text:list-item>
          <text:p text:style-name="P6">Mount all sensors in T-junctions as per MO-GA001 &amp; MO-PID-001. Ensure sensors are mounted using correctly modified 1” BSP blanking plugs.</text:p>
          <text:p text:style-name="P6"/>
        </text:list-item>
        <text:list-item>
          <text:p text:style-name="P6"><text:span text:style-name="T4">Mount</text:span> ‘raspberry pi <text:span text:style-name="T4">controller</text:span>’, ‘12V Relay Board’, ‘12-5V DC-DC’ converter and ‘230V AC 12V DC UPS’ as per MO-E-001</text:p>
          <text:p text:style-name="P6"/>
        </text:list-item>
        <text:list-item>
          <text:p text:style-name="P6"><text:span text:style-name="T4">M</text:span>ount the above electrical controls into ventilator housing as per MO-GA001</text:p>
        </text:list-item>
      </text:list>
      <text:p text:style-name="P7"/>
      <text:list xml:id="list193302731507314" text:continue-numbering="true" text:style-name="L1">
        <text:list-item>
          <text:p text:style-name="P6"><text:span text:style-name="T4">C</text:span>onnect solenoid valves <text:span text:style-name="T4">and flow sensors</text:span> to 12V Relay Board as per MO-E-001 <text:span text:style-name="T4">&amp; MO-PID-001</text:span></text:p>
          <text:p text:style-name="P6"/>
        </text:list-item>
        <text:list-item>
          <text:p text:style-name="P8">Connect humidity and pressure sensors to 5V rail on Raspberry Pi Controller as per MO-E-002 &amp; MO-PID-001</text:p>
          <text:p text:style-name="P8"/>
        </text:list-item>
        <text:list-item>
          <text:p text:style-name="P9"><text:span text:style-name="T6">O</text:span>nce device has been fully assembled. Consult MO-ITP-001 for Factory acceptance testing</text:p>
          <text:p text:style-name="P8"/>
          <text:p text:style-name="P8"/>
        </text:list-item>
      </text:list>
      <text:p text:style-name="P7"/>
      <text:p text:style-name="P7"/>
      <text:p text:style-name="P7"/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22:56.301000000</meta:creation-date>
    <dc:date>2020-04-01T19:33:01.937000000</dc:date>
    <meta:editing-duration>PT5M52S</meta:editing-duration>
    <meta:editing-cycles>2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12" meta:word-count="240" meta:character-count="1471" meta:non-whitespace-character-count="1251"/>
  </office:meta>
</office:document-meta>
</file>